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8968055555555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67972222222222cm"/>
    </style:style>
    <style:style style:name="co4" style:family="table-column">
      <style:table-column-properties fo:break-before="auto" style:column-width="6.59694444444444cm"/>
    </style:style>
    <style:style style:name="co5" style:family="table-column">
      <style:table-column-properties fo:break-before="auto" style:column-width="6.15597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ALYS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Catégorie</text:p>
          </table:table-cell>
          <table:table-cell office:value-type="string" table:style-name="ce2">
            <text:p>Nombre</text:p>
          </table:table-cell>
          <table:table-cell table:style-name="ce1"/>
          <table:table-cell office:value-type="string" table:style-name="ce2">
            <text:p>QUESTION</text:p>
          </table:table-cell>
          <table:table-cell office:value-type="string" table:style-name="ce2">
            <text:p>CATEGORIE</text:p>
          </table:table-cell>
          <table:table-cell office:value-type="string" table:style-name="ce2">
            <text:p>NOMBRE</text:p>
          </table:table-cell>
          <table:table-cell table:style-name="ce1"/>
          <table:table-cell office:value-type="string" table:style-name="ce2">
            <text:p>QUESTION</text:p>
          </table:table-cell>
          <table:table-cell office:value-type="string" table:style-name="ce2">
            <text:p>CATEGORIE</text:p>
          </table:table-cell>
          <table:table-cell office:value-type="string" table:style-name="ce2">
            <text:p>NOMBRE</text:p>
          </table:table-cell>
          <table:table-cell table:style-name="ce1"/>
          <table:table-cell office:value-type="string" table:style-name="ce2">
            <text:p>QUESTION<text:s/></text:p>
          </table:table-cell>
          <table:table-cell office:value-type="string" table:style-name="ce2">
            <text:p>CATEGORIE</text:p>
          </table:table-cell>
          <table:table-cell office:value-type="string" table:style-name="ce2">
            <text:p>NOMBR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s robots feront-ils partie de la vie quotidienne ?</text:p>
          </table:table-cell>
          <table:table-cell office:value-type="string" table:style-name="ce1">
            <text:p>Oui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Fréquence d'utilisation de l'IA</text:p>
          </table:table-cell>
          <table:table-cell office:value-type="string" table:style-name="ce1">
            <text:p>Jamai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omaines d'utilité des robots</text:p>
          </table:table-cell>
          <table:table-cell office:value-type="string" table:style-name="ce1">
            <text:p>Médecine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ouhait d'avoir un robot à la maison</text:p>
          </table:table-cell>
          <table:table-cell office:value-type="string" table:style-name="ce1">
            <text:p>Oui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s robots feront-ils partie de la vie quotidienne ?</text:p>
          </table:table-cell>
          <table:table-cell office:value-type="string" table:style-name="ce1">
            <text:p>N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réquence d'utilisation de l'IA</text:p>
          </table:table-cell>
          <table:table-cell office:value-type="string" table:style-name="ce1">
            <text:p>Parfois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omaines d'utilité des robots</text:p>
          </table:table-cell>
          <table:table-cell office:value-type="string" table:style-name="ce1">
            <text:p>Éducatio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ouhait d'avoir un robot à la maison</text:p>
          </table:table-cell>
          <table:table-cell office:value-type="string" table:style-name="ce1">
            <text:p>Peut-être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s robots feront-ils partie de la vie quotidienne ?</text:p>
          </table:table-cell>
          <table:table-cell office:value-type="string" table:style-name="ce1">
            <text:p>Je ne sais pa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réquence d'utilisation de l'IA</text:p>
          </table:table-cell>
          <table:table-cell office:value-type="string" table:style-name="ce1">
            <text:p>Souvent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omaines d'utilité des robots</text:p>
          </table:table-cell>
          <table:table-cell office:value-type="string" table:style-name="ce1">
            <text:p>Industri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ouhait d'avoir un robot à la maison</text:p>
          </table:table-cell>
          <table:table-cell office:value-type="string" table:style-name="ce1">
            <text:p>Non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string" table:style-name="ce1">
            <text:p>Fréquence d'utilisation de l'IA</text:p>
          </table:table-cell>
          <table:table-cell office:value-type="string" table:style-name="ce1">
            <text:p>Très souv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omaines d'utilité des robots</text:p>
          </table:table-cell>
          <table:table-cell office:value-type="string" table:style-name="ce1">
            <text:p>Maison</text:p>
          </table:table-cell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>
            <draw:frame draw:z-index="1" draw:id="id0" draw:style-name="a0" draw:name="Graphique 1" svg:x="0in" svg:y="0.10417in" svg:width="4.38889in" svg:height="2.86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Graphique 2" svg:x="0.01042in" svg:y="0.13889in" svg:width="3.88542in" svg:height="2.94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style-name="ce1">
            <text:p>Domaines d'utilité des robots</text:p>
          </table:table-cell>
          <table:table-cell office:value-type="string" table:style-name="ce1">
            <text:p>Autre</text:p>
          </table:table-cell>
          <table:table-cell office:value-type="float" office:value="3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style-name="ce1">
            <draw:frame draw:z-index="3" draw:id="id2" draw:style-name="a2" draw:name="Graphique 3" svg:x="0.82292in" svg:y="0.05555in" svg:width="4.28125in" svg:height="2.9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3" draw:style-name="a3" draw:name="Graphique 4" svg:x="0.02431in" svg:y="0.04167in" svg:width="4.05903in" svg:height="2.9895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Graphique 5" svg:x="0in" svg:y="0in" svg:width="4.36806in" svg:height="3.0868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table:style-name="ce1">
            <draw:frame draw:z-index="6" draw:id="id5" draw:style-name="a5" draw:name="Graphique 6" svg:x="0.01389in" svg:y="0.02778in" svg:width="3.96875in" svg:height="2.7604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7"/>
          <table:table-cell table:style-name="ce1">
            <draw:frame draw:z-index="7" draw:id="id6" draw:style-name="a6" draw:name="Graphique 7" svg:x="0.78472in" svg:y="0.03472in" svg:width="4.32292in" svg:height="3.0347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8" draw:id="id7" draw:style-name="a7" draw:name="Graphique 8" svg:x="0.04514in" svg:y="0.05555in" svg:width="3.90625in" svg:height="2.91319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abou320027@gmail.com</meta:initial-creator>
    <dc:creator>abou320027@gmail.com</dc:creator>
    <meta:creation-date>2026-03-16T01:31:59Z</meta:creation-date>
    <dc:date>2026-03-16T01:47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6.2496850393701pt" svg:width="316.0000787401575pt" chart:style-name="Crt0">
        <chart:title chart:style-name="CT00">
          <text:p text:style-name="a0" text:class-names="" text:cond-style-name="">LES ROOT FREONT IL PARTIR DE LA VIE QUOTIDIENN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.$B$2:.$B$4"/>
          </chart:axis>
          <chart:series chart:label-cell-address="ANALYSE.$C$1" chart:values-cell-range-address="ANALYSE.$C$2:.$C$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2502362204724pt" svg:width="279.7502362204725pt" chart:style-name="Crt0">
        <chart:title chart:style-name="CT00">
          <text:p text:style-name="a0" text:class-names="" text:cond-style-name="">FREQUANCE D'UTILISATION DE L'IA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.$F$2:.$F$5"/>
          </chart:axis>
          <chart:series chart:label-cell-address="ANALYSE.$G$1" chart:values-cell-range-address="ANALYSE.$G$2:.$G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75pt" svg:width="308.25pt" chart:style-name="Crt0">
        <chart:title svg:x="97.44pt" svg:y="7.0pt" chart:style-name="CT00">
          <text:p text:style-name="a0" text:class-names="" text:cond-style-name="">D'OMAINES D'UTILITES DES ROBOT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.$J$2:.$J$6"/>
          </chart:axis>
          <chart:series chart:label-cell-address="ANALYSE.$K$1" chart:values-cell-range-address="ANALYSE.$K$2:.$K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5.2496850393701pt" svg:width="292.250157480315pt" chart:style-name="Crt0">
        <chart:title chart:style-name="CT00">
          <text:p text:style-name="a0" text:class-names="" text:cond-style-name="">SOUHAIT D'AVOIR UN ROBOT A LA MAIS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.$N$2:.$N$4"/>
          </chart:axis>
          <chart:series chart:label-cell-address="ANALYSE.$O$1" chart:values-cell-range-address="ANALYSE.$O$2:.$O$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22.25pt" svg:width="314.5pt" chart:style-name="Crt0">
        <chart:title chart:style-name="CT00">
          <text:p text:style-name="a0" text:class-names="" text:cond-style-name="">Nombr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ANALYSE.$A$2:.$B$4"/>
          </chart:axis>
          <chart:axis chart:dimension="y"/>
          <chart:series chart:label-cell-address="ANALYSE.$C$1" chart:values-cell-range-address="ANALYSE.$C$2:.$C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198.75pt" svg:width="285.75pt" chart:style-name="Crt0">
        <chart:title chart:style-name="CT00">
          <text:p text:style-name="a0" text:class-names="" text:cond-style-name="">NOMBR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ANALYSE.$E$2:.$F$5"/>
          </chart:axis>
          <chart:axis chart:dimension="y"/>
          <chart:series chart:label-cell-address="ANALYSE.$G$1" chart:values-cell-range-address="ANALYSE.$G$2:.$G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8.5000787401575pt" svg:width="311.25pt" chart:style-name="Crt0">
        <chart:title chart:style-name="CT00">
          <text:p text:style-name="a0" text:class-names="" text:cond-style-name="">NOMBR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ANALYSE.$I$2:.$J$6"/>
          </chart:axis>
          <chart:axis chart:dimension="y"/>
          <chart:series chart:label-cell-address="ANALYSE.$K$1" chart:values-cell-range-address="ANALYSE.$K$2:.$K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09.75pt" svg:width="281.25pt" chart:style-name="Crt0">
        <chart:title chart:style-name="CT00">
          <text:p text:style-name="a0" text:class-names="" text:cond-style-name="">NOMBR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ANALYSE.$N$2:.$N$4"/>
          </chart:axis>
          <chart:axis chart:dimension="y"/>
          <chart:series chart:label-cell-address="ANALYSE.$O$1" chart:values-cell-range-address="ANALYSE.$O$2:.$O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